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49mm"/>
    </style:style>
    <style:style style:name="co3" style:family="table-column">
      <style:table-column-properties fo:break-before="auto" style:column-width="35.2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5" table:style-name="ta1">
        <table:shapes>
          <draw:frame draw:z-index="0" draw:style-name="gr1" draw:text-style-name="P1" svg:width="159.99mm" svg:height="89.99mm" svg:x="80.49mm" svg:y="1mm">
            <loext:p draw:notify-on-update-of-ranges="cameraslog_5.A1:cameraslog_5.A1 cameraslog_5.A2:cameraslog_5.A1001 cameraslog_5.B1:cameraslog_5.B1 cameraslog_5.B2:cameraslog_5.B1001 cameraslog_5.A1:cameraslog_5.A1 cameraslog_5.A2:cameraslog_5.A1001 cameraslog_5.C1:cameraslog_5.C1 cameraslog_5.C2:cameraslog_5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4221" calcext:value-type="float">
            <text:p>11,942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57904" calcext:value-type="float">
            <text:p>12,579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023352" calcext:value-type="float">
            <text:p>13,0233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278332" calcext:value-type="float">
            <text:p>13,2783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78332" calcext:value-type="float">
            <text:p>13,2783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740147" calcext:value-type="float">
            <text:p>13,74014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079445" calcext:value-type="float">
            <text:p>14,0794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079445" calcext:value-type="float">
            <text:p>14,0794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355104" calcext:value-type="float">
            <text:p>14,3551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399653" calcext:value-type="float">
            <text:p>14,3996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632383" calcext:value-type="float">
            <text:p>14,6323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654665" calcext:value-type="float">
            <text:p>14,6546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157839" calcext:value-type="float">
            <text:p>15,1578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157839" calcext:value-type="float">
            <text:p>15,1578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157839" calcext:value-type="float">
            <text:p>15,1578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484418" calcext:value-type="float">
            <text:p>15,484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484418" calcext:value-type="float">
            <text:p>15,484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484418" calcext:value-type="float">
            <text:p>15,484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11487" calcext:value-type="float">
            <text:p>15,114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705569" calcext:value-type="float">
            <text:p>14,70556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.949412" calcext:value-type="float">
            <text:p>14,9494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.53214" calcext:value-type="float">
            <text:p>15,532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.466912" calcext:value-type="float">
            <text:p>15,4669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.479641" calcext:value-type="float">
            <text:p>15,47964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.216718" calcext:value-type="float">
            <text:p>15,2167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.216718" calcext:value-type="float">
            <text:p>15,2167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.216718" calcext:value-type="float">
            <text:p>15,2167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.216718" calcext:value-type="float">
            <text:p>15,2167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.482811" calcext:value-type="float">
            <text:p>15,4828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.482811" calcext:value-type="float">
            <text:p>15,4828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.482811" calcext:value-type="float">
            <text:p>15,4828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.133941" calcext:value-type="float">
            <text:p>15,1339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.133941" calcext:value-type="float">
            <text:p>15,1339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.133941" calcext:value-type="float">
            <text:p>15,1339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.133941" calcext:value-type="float">
            <text:p>15,1339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.716677" calcext:value-type="float">
            <text:p>14,7166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.716677" calcext:value-type="float">
            <text:p>14,7166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.071905" calcext:value-type="float">
            <text:p>15,0719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.071905" calcext:value-type="float">
            <text:p>15,0719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11327" calcext:value-type="float">
            <text:p>15,113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.103727" calcext:value-type="float">
            <text:p>15,1037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.103727" calcext:value-type="float">
            <text:p>15,1037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.133949" calcext:value-type="float">
            <text:p>15,1339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133949" calcext:value-type="float">
            <text:p>15,1339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133949" calcext:value-type="float">
            <text:p>15,1339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133949" calcext:value-type="float">
            <text:p>15,1339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133949" calcext:value-type="float">
            <text:p>15,1339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02098" calcext:value-type="float">
            <text:p>15,0209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.551207" calcext:value-type="float">
            <text:p>14,5512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.551207" calcext:value-type="float">
            <text:p>14,5512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.551207" calcext:value-type="float">
            <text:p>14,5512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.551207" calcext:value-type="float">
            <text:p>14,5512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.99872" calcext:value-type="float">
            <text:p>14,9987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.99872" calcext:value-type="float">
            <text:p>14,9987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.99872" calcext:value-type="float">
            <text:p>14,9987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.748944" calcext:value-type="float">
            <text:p>14,7489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.403276" calcext:value-type="float">
            <text:p>14,40327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.403276" calcext:value-type="float">
            <text:p>14,40327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.323736" calcext:value-type="float">
            <text:p>14,3237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.806234" calcext:value-type="float">
            <text:p>13,8062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.806234" calcext:value-type="float">
            <text:p>13,8062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.188487" calcext:value-type="float">
            <text:p>14,18848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.188487" calcext:value-type="float">
            <text:p>14,18848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.188487" calcext:value-type="float">
            <text:p>14,18848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.188487" calcext:value-type="float">
            <text:p>14,18848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.188487" calcext:value-type="float">
            <text:p>14,18848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.188487" calcext:value-type="float">
            <text:p>14,18848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.188487" calcext:value-type="float">
            <text:p>14,18848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.736219" calcext:value-type="float">
            <text:p>13,7362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.736219" calcext:value-type="float">
            <text:p>13,7362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.736219" calcext:value-type="float">
            <text:p>13,7362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.736219" calcext:value-type="float">
            <text:p>13,7362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.736219" calcext:value-type="float">
            <text:p>13,7362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.736219" calcext:value-type="float">
            <text:p>13,7362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.736219" calcext:value-type="float">
            <text:p>13,7362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.736219" calcext:value-type="float">
            <text:p>13,7362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.736219" calcext:value-type="float">
            <text:p>13,7362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.431935" calcext:value-type="float">
            <text:p>13,4319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.431935" calcext:value-type="float">
            <text:p>13,4319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.40807" calcext:value-type="float">
            <text:p>13,408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.40807" calcext:value-type="float">
            <text:p>13,408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.347608" calcext:value-type="float">
            <text:p>13,3476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.347608" calcext:value-type="float">
            <text:p>13,3476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.347608" calcext:value-type="float">
            <text:p>13,3476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.347608" calcext:value-type="float">
            <text:p>13,3476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.347608" calcext:value-type="float">
            <text:p>13,3476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.347608" calcext:value-type="float">
            <text:p>13,3476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.347608" calcext:value-type="float">
            <text:p>13,3476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.347608" calcext:value-type="float">
            <text:p>13,3476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.347608" calcext:value-type="float">
            <text:p>13,3476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.347608" calcext:value-type="float">
            <text:p>13,3476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.347608" calcext:value-type="float">
            <text:p>13,3476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.500352" calcext:value-type="float">
            <text:p>13,5003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.500352" calcext:value-type="float">
            <text:p>13,5003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.500352" calcext:value-type="float">
            <text:p>13,5003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.500352" calcext:value-type="float">
            <text:p>13,5003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.500352" calcext:value-type="float">
            <text:p>13,5003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.500352" calcext:value-type="float">
            <text:p>13,5003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.500352" calcext:value-type="float">
            <text:p>13,5003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.500352" calcext:value-type="float">
            <text:p>13,5003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.75374" calcext:value-type="float">
            <text:p>13,753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.75374" calcext:value-type="float">
            <text:p>13,753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.75374" calcext:value-type="float">
            <text:p>13,753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.629199" calcext:value-type="float">
            <text:p>13,6291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.629199" calcext:value-type="float">
            <text:p>13,6291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.629199" calcext:value-type="float">
            <text:p>13,6291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.629199" calcext:value-type="float">
            <text:p>13,6291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.535316" calcext:value-type="float">
            <text:p>13,5353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.535316" calcext:value-type="float">
            <text:p>13,5353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.535316" calcext:value-type="float">
            <text:p>13,5353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.508267" calcext:value-type="float">
            <text:p>13,50826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.508267" calcext:value-type="float">
            <text:p>13,50826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.388953" calcext:value-type="float">
            <text:p>13,3889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.388953" calcext:value-type="float">
            <text:p>13,3889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.388953" calcext:value-type="float">
            <text:p>13,3889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.388953" calcext:value-type="float">
            <text:p>13,3889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.388953" calcext:value-type="float">
            <text:p>13,3889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.388953" calcext:value-type="float">
            <text:p>13,3889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.388953" calcext:value-type="float">
            <text:p>13,3889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.388953" calcext:value-type="float">
            <text:p>13,3889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.388953" calcext:value-type="float">
            <text:p>13,3889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.388953" calcext:value-type="float">
            <text:p>13,3889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.388953" calcext:value-type="float">
            <text:p>13,3889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.388953" calcext:value-type="float">
            <text:p>13,3889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.388953" calcext:value-type="float">
            <text:p>13,3889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.388953" calcext:value-type="float">
            <text:p>13,3889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.056015" calcext:value-type="float">
            <text:p>13,0560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.056015" calcext:value-type="float">
            <text:p>13,0560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.056015" calcext:value-type="float">
            <text:p>13,0560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.056015" calcext:value-type="float">
            <text:p>13,0560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.056015" calcext:value-type="float">
            <text:p>13,0560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.071916" calcext:value-type="float">
            <text:p>13,0719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.071916" calcext:value-type="float">
            <text:p>13,0719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.071916" calcext:value-type="float">
            <text:p>13,0719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.071916" calcext:value-type="float">
            <text:p>13,0719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.071916" calcext:value-type="float">
            <text:p>13,0719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.071916" calcext:value-type="float">
            <text:p>13,0719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.071916" calcext:value-type="float">
            <text:p>13,0719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.692838" calcext:value-type="float">
            <text:p>12,6928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.597381" calcext:value-type="float">
            <text:p>12,5973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.597381" calcext:value-type="float">
            <text:p>12,5973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.597381" calcext:value-type="float">
            <text:p>12,5973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.597381" calcext:value-type="float">
            <text:p>12,5973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.597381" calcext:value-type="float">
            <text:p>12,5973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.597381" calcext:value-type="float">
            <text:p>12,5973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.597381" calcext:value-type="float">
            <text:p>12,5973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.597381" calcext:value-type="float">
            <text:p>12,5973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.597381" calcext:value-type="float">
            <text:p>12,5973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.299436" calcext:value-type="float">
            <text:p>12,2994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.299436" calcext:value-type="float">
            <text:p>12,2994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.299436" calcext:value-type="float">
            <text:p>12,2994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.299436" calcext:value-type="float">
            <text:p>12,2994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.299436" calcext:value-type="float">
            <text:p>12,2994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.839218" calcext:value-type="float">
            <text:p>11,839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.839218" calcext:value-type="float">
            <text:p>11,839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.839218" calcext:value-type="float">
            <text:p>11,839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.839218" calcext:value-type="float">
            <text:p>11,839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.839218" calcext:value-type="float">
            <text:p>11,839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.839218" calcext:value-type="float">
            <text:p>11,839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.839218" calcext:value-type="float">
            <text:p>11,839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.839218" calcext:value-type="float">
            <text:p>11,839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.839218" calcext:value-type="float">
            <text:p>11,839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.839218" calcext:value-type="float">
            <text:p>11,839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.839218" calcext:value-type="float">
            <text:p>11,839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.839218" calcext:value-type="float">
            <text:p>11,839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.839218" calcext:value-type="float">
            <text:p>11,839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.839218" calcext:value-type="float">
            <text:p>11,839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.839218" calcext:value-type="float">
            <text:p>11,839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.839218" calcext:value-type="float">
            <text:p>11,839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.839218" calcext:value-type="float">
            <text:p>11,839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.839218" calcext:value-type="float">
            <text:p>11,839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.839218" calcext:value-type="float">
            <text:p>11,839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.839218" calcext:value-type="float">
            <text:p>11,839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.839218" calcext:value-type="float">
            <text:p>11,839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.839218" calcext:value-type="float">
            <text:p>11,839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.839218" calcext:value-type="float">
            <text:p>11,839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.839218" calcext:value-type="float">
            <text:p>11,839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.839218" calcext:value-type="float">
            <text:p>11,839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.839218" calcext:value-type="float">
            <text:p>11,839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.418757" calcext:value-type="float">
            <text:p>11,4187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.418757" calcext:value-type="float">
            <text:p>11,4187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.418757" calcext:value-type="float">
            <text:p>11,4187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.418757" calcext:value-type="float">
            <text:p>11,4187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.539691" calcext:value-type="float">
            <text:p>11,53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.539691" calcext:value-type="float">
            <text:p>11,5396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.014232" calcext:value-type="float">
            <text:p>11,0142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.854674" calcext:value-type="float">
            <text:p>10,8546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.854674" calcext:value-type="float">
            <text:p>10,8546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.854674" calcext:value-type="float">
            <text:p>10,8546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.854674" calcext:value-type="float">
            <text:p>10,8546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.854674" calcext:value-type="float">
            <text:p>10,8546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.854674" calcext:value-type="float">
            <text:p>10,8546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.854674" calcext:value-type="float">
            <text:p>10,8546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.757637" calcext:value-type="float">
            <text:p>10,7576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.757637" calcext:value-type="float">
            <text:p>10,7576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.757637" calcext:value-type="float">
            <text:p>10,7576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.757637" calcext:value-type="float">
            <text:p>10,7576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.367409" calcext:value-type="float">
            <text:p>10,3674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.149" calcext:value-type="float">
            <text:p>10,14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.13271" calcext:value-type="float">
            <text:p>10,132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.13271" calcext:value-type="float">
            <text:p>10,132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.13271" calcext:value-type="float">
            <text:p>10,132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.13271" calcext:value-type="float">
            <text:p>10,132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.13271" calcext:value-type="float">
            <text:p>10,132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.13271" calcext:value-type="float">
            <text:p>10,132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.13271" calcext:value-type="float">
            <text:p>10,132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.13271" calcext:value-type="float">
            <text:p>10,132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.13271" calcext:value-type="float">
            <text:p>10,132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.13271" calcext:value-type="float">
            <text:p>10,132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.97797" calcext:value-type="float">
            <text:p>9,9779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.97797" calcext:value-type="float">
            <text:p>9,9779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.97797" calcext:value-type="float">
            <text:p>9,9779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.97797" calcext:value-type="float">
            <text:p>9,9779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.97797" calcext:value-type="float">
            <text:p>9,9779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.97797" calcext:value-type="float">
            <text:p>9,9779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.97797" calcext:value-type="float">
            <text:p>9,9779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.97797" calcext:value-type="float">
            <text:p>9,9779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.97797" calcext:value-type="float">
            <text:p>9,9779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.97797" calcext:value-type="float">
            <text:p>9,9779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.703894" calcext:value-type="float">
            <text:p>9,7038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.652986" calcext:value-type="float">
            <text:p>9,6529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.652986" calcext:value-type="float">
            <text:p>9,6529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.652986" calcext:value-type="float">
            <text:p>9,6529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.652986" calcext:value-type="float">
            <text:p>9,6529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.652986" calcext:value-type="float">
            <text:p>9,6529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.652986" calcext:value-type="float">
            <text:p>9,6529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.652986" calcext:value-type="float">
            <text:p>9,6529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.652986" calcext:value-type="float">
            <text:p>9,6529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.652986" calcext:value-type="float">
            <text:p>9,6529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.652986" calcext:value-type="float">
            <text:p>9,6529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.652986" calcext:value-type="float">
            <text:p>9,6529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.729354" calcext:value-type="float">
            <text:p>9,7293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.729354" calcext:value-type="float">
            <text:p>9,7293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.729354" calcext:value-type="float">
            <text:p>9,7293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.729354" calcext:value-type="float">
            <text:p>9,7293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.729354" calcext:value-type="float">
            <text:p>9,7293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.729354" calcext:value-type="float">
            <text:p>9,7293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.729354" calcext:value-type="float">
            <text:p>9,7293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.729354" calcext:value-type="float">
            <text:p>9,7293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.729354" calcext:value-type="float">
            <text:p>9,7293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.729354" calcext:value-type="float">
            <text:p>9,7293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.729354" calcext:value-type="float">
            <text:p>9,7293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.729354" calcext:value-type="float">
            <text:p>9,7293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.729354" calcext:value-type="float">
            <text:p>9,7293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.729354" calcext:value-type="float">
            <text:p>9,7293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.681623" calcext:value-type="float">
            <text:p>9,6816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.681623" calcext:value-type="float">
            <text:p>9,6816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.681623" calcext:value-type="float">
            <text:p>9,6816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.681623" calcext:value-type="float">
            <text:p>9,6816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.681623" calcext:value-type="float">
            <text:p>9,6816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.681623" calcext:value-type="float">
            <text:p>9,6816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.681623" calcext:value-type="float">
            <text:p>9,6816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.681623" calcext:value-type="float">
            <text:p>9,6816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.681623" calcext:value-type="float">
            <text:p>9,6816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.259573" calcext:value-type="float">
            <text:p>9,2595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.259573" calcext:value-type="float">
            <text:p>9,2595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.259573" calcext:value-type="float">
            <text:p>9,2595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.259573" calcext:value-type="float">
            <text:p>9,2595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.259573" calcext:value-type="float">
            <text:p>9,2595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259573" calcext:value-type="float">
            <text:p>9,2595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.259573" calcext:value-type="float">
            <text:p>9,2595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.259573" calcext:value-type="float">
            <text:p>9,2595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.259573" calcext:value-type="float">
            <text:p>9,2595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.259573" calcext:value-type="float">
            <text:p>9,2595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.259573" calcext:value-type="float">
            <text:p>9,2595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.259573" calcext:value-type="float">
            <text:p>9,2595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.259573" calcext:value-type="float">
            <text:p>9,2595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.259573" calcext:value-type="float">
            <text:p>9,2595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.259573" calcext:value-type="float">
            <text:p>9,2595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259573" calcext:value-type="float">
            <text:p>9,2595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.259573" calcext:value-type="float">
            <text:p>9,2595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.896398" calcext:value-type="float">
            <text:p>8,8963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.896398" calcext:value-type="float">
            <text:p>8,8963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.896398" calcext:value-type="float">
            <text:p>8,8963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.896398" calcext:value-type="float">
            <text:p>8,8963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.896398" calcext:value-type="float">
            <text:p>8,8963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.896398" calcext:value-type="float">
            <text:p>8,8963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.896398" calcext:value-type="float">
            <text:p>8,8963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.896398" calcext:value-type="float">
            <text:p>8,8963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.896398" calcext:value-type="float">
            <text:p>8,8963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.657312" calcext:value-type="float">
            <text:p>8,6573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.657312" calcext:value-type="float">
            <text:p>8,6573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.657312" calcext:value-type="float">
            <text:p>8,6573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.584128" calcext:value-type="float">
            <text:p>8,5841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.584128" calcext:value-type="float">
            <text:p>8,5841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.584128" calcext:value-type="float">
            <text:p>8,5841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.494626" calcext:value-type="float">
            <text:p>8,4946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8.494626" calcext:value-type="float">
            <text:p>8,4946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.494626" calcext:value-type="float">
            <text:p>8,4946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.494626" calcext:value-type="float">
            <text:p>8,4946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.494626" calcext:value-type="float">
            <text:p>8,4946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.494626" calcext:value-type="float">
            <text:p>8,4946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.494626" calcext:value-type="float">
            <text:p>8,4946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8.494626" calcext:value-type="float">
            <text:p>8,4946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.494626" calcext:value-type="float">
            <text:p>8,4946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.494626" calcext:value-type="float">
            <text:p>8,4946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.498229" calcext:value-type="float">
            <text:p>8,4982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.498229" calcext:value-type="float">
            <text:p>8,4982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.498229" calcext:value-type="float">
            <text:p>8,4982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498229" calcext:value-type="float">
            <text:p>8,4982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.498229" calcext:value-type="float">
            <text:p>8,4982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.498229" calcext:value-type="float">
            <text:p>8,4982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.498229" calcext:value-type="float">
            <text:p>8,4982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.498229" calcext:value-type="float">
            <text:p>8,4982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.498229" calcext:value-type="float">
            <text:p>8,4982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.498229" calcext:value-type="float">
            <text:p>8,4982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.498229" calcext:value-type="float">
            <text:p>8,4982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.498229" calcext:value-type="float">
            <text:p>8,4982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.498229" calcext:value-type="float">
            <text:p>8,4982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.498229" calcext:value-type="float">
            <text:p>8,4982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.498229" calcext:value-type="float">
            <text:p>8,4982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.498229" calcext:value-type="float">
            <text:p>8,4982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.498229" calcext:value-type="float">
            <text:p>8,4982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.498229" calcext:value-type="float">
            <text:p>8,4982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.498229" calcext:value-type="float">
            <text:p>8,4982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.498229" calcext:value-type="float">
            <text:p>8,4982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.498229" calcext:value-type="float">
            <text:p>8,4982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.498229" calcext:value-type="float">
            <text:p>8,4982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.498229" calcext:value-type="float">
            <text:p>8,4982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.498229" calcext:value-type="float">
            <text:p>8,4982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.498229" calcext:value-type="float">
            <text:p>8,4982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.306858" calcext:value-type="float">
            <text:p>8,3068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.306858" calcext:value-type="float">
            <text:p>8,3068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.306858" calcext:value-type="float">
            <text:p>8,3068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.306858" calcext:value-type="float">
            <text:p>8,3068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.306858" calcext:value-type="float">
            <text:p>8,3068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.306858" calcext:value-type="float">
            <text:p>8,3068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.306858" calcext:value-type="float">
            <text:p>8,3068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.306858" calcext:value-type="float">
            <text:p>8,3068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.306858" calcext:value-type="float">
            <text:p>8,3068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.306858" calcext:value-type="float">
            <text:p>8,3068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.332764" calcext:value-type="float">
            <text:p>8,3327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.332764" calcext:value-type="float">
            <text:p>8,3327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.332764" calcext:value-type="float">
            <text:p>8,3327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.332764" calcext:value-type="float">
            <text:p>8,3327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.332764" calcext:value-type="float">
            <text:p>8,3327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.335943" calcext:value-type="float">
            <text:p>8,3359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.335943" calcext:value-type="float">
            <text:p>8,3359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.335943" calcext:value-type="float">
            <text:p>8,3359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.335943" calcext:value-type="float">
            <text:p>8,3359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8.146203" calcext:value-type="float">
            <text:p>8,146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.020071" calcext:value-type="float">
            <text:p>8,0200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.921397" calcext:value-type="float">
            <text:p>7,9213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.921397" calcext:value-type="float">
            <text:p>7,9213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.921397" calcext:value-type="float">
            <text:p>7,9213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.921397" calcext:value-type="float">
            <text:p>7,9213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.921397" calcext:value-type="float">
            <text:p>7,9213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.921397" calcext:value-type="float">
            <text:p>7,9213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.921397" calcext:value-type="float">
            <text:p>7,9213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.921397" calcext:value-type="float">
            <text:p>7,9213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.921397" calcext:value-type="float">
            <text:p>7,9213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.921397" calcext:value-type="float">
            <text:p>7,9213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.921397" calcext:value-type="float">
            <text:p>7,9213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.921397" calcext:value-type="float">
            <text:p>7,9213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.831852" calcext:value-type="float">
            <text:p>7,8318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.831852" calcext:value-type="float">
            <text:p>7,8318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.831852" calcext:value-type="float">
            <text:p>7,8318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.831852" calcext:value-type="float">
            <text:p>7,8318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.831852" calcext:value-type="float">
            <text:p>7,8318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.831852" calcext:value-type="float">
            <text:p>7,8318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.826615" calcext:value-type="float">
            <text:p>7,826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.826615" calcext:value-type="float">
            <text:p>7,826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.826615" calcext:value-type="float">
            <text:p>7,826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.826615" calcext:value-type="float">
            <text:p>7,826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.826615" calcext:value-type="float">
            <text:p>7,826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.826615" calcext:value-type="float">
            <text:p>7,826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.826615" calcext:value-type="float">
            <text:p>7,826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.826615" calcext:value-type="float">
            <text:p>7,826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.826615" calcext:value-type="float">
            <text:p>7,826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.826615" calcext:value-type="float">
            <text:p>7,826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.826615" calcext:value-type="float">
            <text:p>7,826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.826615" calcext:value-type="float">
            <text:p>7,826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.826615" calcext:value-type="float">
            <text:p>7,826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.826615" calcext:value-type="float">
            <text:p>7,826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.826615" calcext:value-type="float">
            <text:p>7,826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.826615" calcext:value-type="float">
            <text:p>7,826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.826615" calcext:value-type="float">
            <text:p>7,826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.826615" calcext:value-type="float">
            <text:p>7,826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.826615" calcext:value-type="float">
            <text:p>7,826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.826615" calcext:value-type="float">
            <text:p>7,826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.826615" calcext:value-type="float">
            <text:p>7,826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.826615" calcext:value-type="float">
            <text:p>7,826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.77533" calcext:value-type="float">
            <text:p>7,775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.77533" calcext:value-type="float">
            <text:p>7,775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.77533" calcext:value-type="float">
            <text:p>7,775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.727967" calcext:value-type="float">
            <text:p>7,7279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.727967" calcext:value-type="float">
            <text:p>7,7279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.727967" calcext:value-type="float">
            <text:p>7,7279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.727967" calcext:value-type="float">
            <text:p>7,7279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.727967" calcext:value-type="float">
            <text:p>7,7279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.727967" calcext:value-type="float">
            <text:p>7,7279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.727967" calcext:value-type="float">
            <text:p>7,7279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.724783" calcext:value-type="float">
            <text:p>7,7247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.724783" calcext:value-type="float">
            <text:p>7,7247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.724783" calcext:value-type="float">
            <text:p>7,7247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.724783" calcext:value-type="float">
            <text:p>7,7247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.724783" calcext:value-type="float">
            <text:p>7,7247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.724783" calcext:value-type="float">
            <text:p>7,7247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.724783" calcext:value-type="float">
            <text:p>7,7247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.724783" calcext:value-type="float">
            <text:p>7,7247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.724783" calcext:value-type="float">
            <text:p>7,7247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7.724783" calcext:value-type="float">
            <text:p>7,7247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.724783" calcext:value-type="float">
            <text:p>7,7247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.724783" calcext:value-type="float">
            <text:p>7,7247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7.724783" calcext:value-type="float">
            <text:p>7,7247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.724783" calcext:value-type="float">
            <text:p>7,7247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7.724783" calcext:value-type="float">
            <text:p>7,7247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.729146" calcext:value-type="float">
            <text:p>7,7291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.729146" calcext:value-type="float">
            <text:p>7,7291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.729146" calcext:value-type="float">
            <text:p>7,7291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.729146" calcext:value-type="float">
            <text:p>7,7291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.728009" calcext:value-type="float">
            <text:p>7,728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7.723252" calcext:value-type="float">
            <text:p>7,723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.723252" calcext:value-type="float">
            <text:p>7,723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.723252" calcext:value-type="float">
            <text:p>7,723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.723252" calcext:value-type="float">
            <text:p>7,723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.723252" calcext:value-type="float">
            <text:p>7,723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.723252" calcext:value-type="float">
            <text:p>7,723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.723252" calcext:value-type="float">
            <text:p>7,723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.723252" calcext:value-type="float">
            <text:p>7,723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.723252" calcext:value-type="float">
            <text:p>7,723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.723252" calcext:value-type="float">
            <text:p>7,723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.723252" calcext:value-type="float">
            <text:p>7,723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.723252" calcext:value-type="float">
            <text:p>7,723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7.723252" calcext:value-type="float">
            <text:p>7,723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.723252" calcext:value-type="float">
            <text:p>7,723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.723252" calcext:value-type="float">
            <text:p>7,723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.723252" calcext:value-type="float">
            <text:p>7,723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.723252" calcext:value-type="float">
            <text:p>7,723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.723252" calcext:value-type="float">
            <text:p>7,723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.723252" calcext:value-type="float">
            <text:p>7,723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7.723252" calcext:value-type="float">
            <text:p>7,723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.723252" calcext:value-type="float">
            <text:p>7,723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.723252" calcext:value-type="float">
            <text:p>7,723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7.723252" calcext:value-type="float">
            <text:p>7,723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7.723252" calcext:value-type="float">
            <text:p>7,723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7.723252" calcext:value-type="float">
            <text:p>7,723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.723252" calcext:value-type="float">
            <text:p>7,723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.723252" calcext:value-type="float">
            <text:p>7,723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.654836" calcext:value-type="float">
            <text:p>7,654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.642114" calcext:value-type="float">
            <text:p>7,64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.63537" calcext:value-type="float">
            <text:p>7,635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.63537" calcext:value-type="float">
            <text:p>7,635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.63537" calcext:value-type="float">
            <text:p>7,635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.63537" calcext:value-type="float">
            <text:p>7,635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.63537" calcext:value-type="float">
            <text:p>7,635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.63537" calcext:value-type="float">
            <text:p>7,635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.63537" calcext:value-type="float">
            <text:p>7,635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.63537" calcext:value-type="float">
            <text:p>7,635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.63537" calcext:value-type="float">
            <text:p>7,635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.63537" calcext:value-type="float">
            <text:p>7,635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.63537" calcext:value-type="float">
            <text:p>7,635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.63537" calcext:value-type="float">
            <text:p>7,635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.63537" calcext:value-type="float">
            <text:p>7,635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.63537" calcext:value-type="float">
            <text:p>7,635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.63537" calcext:value-type="float">
            <text:p>7,635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.63537" calcext:value-type="float">
            <text:p>7,635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.63537" calcext:value-type="float">
            <text:p>7,635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.63537" calcext:value-type="float">
            <text:p>7,635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.63537" calcext:value-type="float">
            <text:p>7,635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.63537" calcext:value-type="float">
            <text:p>7,635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.63537" calcext:value-type="float">
            <text:p>7,635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.63537" calcext:value-type="float">
            <text:p>7,635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.63537" calcext:value-type="float">
            <text:p>7,635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669207" calcext:value-type="float">
            <text:p>7,669207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00:26:45.833000000</dc:date>
    <meta:editing-duration>PT1M12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cameraslog_5.A1:cameraslog_5.C100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5.B2:cameraslog_5.B1001" chart:label-cell-address="cameraslog_5.B1:cameraslog_5.B1" chart:class="chart:scatter">
            <chart:domain table:cell-range-address="cameraslog_5.A2:cameraslog_5.A1001"/>
            <chart:data-point chart:repeated="1000"/>
          </chart:series>
          <chart:series chart:style-name="ch8" chart:values-cell-range-address="cameraslog_5.C2:cameraslog_5.C1001" chart:label-cell-address="cameraslog_5.C1:cameraslog_5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5.B1:cameraslog_5.B1</svg:desc>
                </draw:g>
              </table:table-cell>
              <table:table-cell office:value-type="string">
                <text:p>number of cameras</text:p>
                <draw:g>
                  <svg:desc>cameraslog_5.C1:cameraslog_5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5.A2:cameraslog_5.A1001</svg:desc>
                </draw:g>
              </table:table-cell>
              <table:table-cell office:value-type="float" office:value="11.94221">
                <text:p>11.94221</text:p>
                <draw:g>
                  <svg:desc>cameraslog_5.B2:cameraslog_5.B1001</svg:desc>
                </draw:g>
              </table:table-cell>
              <table:table-cell office:value-type="float" office:value="19">
                <text:p>19</text:p>
                <draw:g>
                  <svg:desc>cameraslog_5.C2:cameraslog_5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57904">
                <text:p>12.579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.023352">
                <text:p>13.0233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.278332">
                <text:p>13.2783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.278332">
                <text:p>13.2783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.740147">
                <text:p>13.7401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.079445">
                <text:p>14.0794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.079445">
                <text:p>14.0794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4.355104">
                <text:p>14.3551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.399653">
                <text:p>14.3996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.632383">
                <text:p>14.6323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.654665">
                <text:p>14.6546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.157839">
                <text:p>15.1578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.157839">
                <text:p>15.1578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.157839">
                <text:p>15.1578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.484418">
                <text:p>15.484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5.484418">
                <text:p>15.484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.484418">
                <text:p>15.484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.11487">
                <text:p>15.114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705569">
                <text:p>14.70556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.949412">
                <text:p>14.9494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5.53214">
                <text:p>15.532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.466912">
                <text:p>15.4669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5.479641">
                <text:p>15.4796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5.216718">
                <text:p>15.2167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5.216718">
                <text:p>15.2167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5.216718">
                <text:p>15.2167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5.216718">
                <text:p>15.2167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5.482811">
                <text:p>15.4828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5.482811">
                <text:p>15.4828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5.482811">
                <text:p>15.4828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5.133941">
                <text:p>15.1339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5.133941">
                <text:p>15.1339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5.133941">
                <text:p>15.1339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5.133941">
                <text:p>15.1339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4.716677">
                <text:p>14.7166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4.716677">
                <text:p>14.7166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5.071905">
                <text:p>15.0719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.071905">
                <text:p>15.0719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5.11327">
                <text:p>15.113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5.103727">
                <text:p>15.1037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5.103727">
                <text:p>15.1037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5.133949">
                <text:p>15.1339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5.133949">
                <text:p>15.1339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5.133949">
                <text:p>15.1339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5.133949">
                <text:p>15.1339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5.133949">
                <text:p>15.1339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5.02098">
                <text:p>15.0209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4.551207">
                <text:p>14.5512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4.551207">
                <text:p>14.5512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4.551207">
                <text:p>14.5512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4.551207">
                <text:p>14.5512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4.99872">
                <text:p>14.998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4.99872">
                <text:p>14.998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4.99872">
                <text:p>14.998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4.748944">
                <text:p>14.7489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4.403276">
                <text:p>14.4032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4.403276">
                <text:p>14.4032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4.323736">
                <text:p>14.3237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3.806234">
                <text:p>13.8062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3.806234">
                <text:p>13.8062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4.188487">
                <text:p>14.1884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4.188487">
                <text:p>14.1884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4.188487">
                <text:p>14.1884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4.188487">
                <text:p>14.1884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4.188487">
                <text:p>14.1884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4.188487">
                <text:p>14.1884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.188487">
                <text:p>14.1884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3.736219">
                <text:p>13.7362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3.736219">
                <text:p>13.7362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3.736219">
                <text:p>13.7362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3.736219">
                <text:p>13.7362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3.736219">
                <text:p>13.7362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3.736219">
                <text:p>13.7362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3.736219">
                <text:p>13.7362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3.736219">
                <text:p>13.7362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3.736219">
                <text:p>13.7362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3.431935">
                <text:p>13.4319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3.431935">
                <text:p>13.4319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3.40807">
                <text:p>13.408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3.40807">
                <text:p>13.408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3.347608">
                <text:p>13.3476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3.347608">
                <text:p>13.3476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3.347608">
                <text:p>13.3476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3.347608">
                <text:p>13.3476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3.347608">
                <text:p>13.3476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3.347608">
                <text:p>13.3476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3.347608">
                <text:p>13.3476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3.347608">
                <text:p>13.3476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3.347608">
                <text:p>13.3476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3.347608">
                <text:p>13.3476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3.347608">
                <text:p>13.3476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3.500352">
                <text:p>13.5003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3.500352">
                <text:p>13.5003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3.500352">
                <text:p>13.5003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3.500352">
                <text:p>13.5003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3.500352">
                <text:p>13.5003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3.500352">
                <text:p>13.5003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3.500352">
                <text:p>13.5003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3.500352">
                <text:p>13.5003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3.75374">
                <text:p>13.753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3.75374">
                <text:p>13.753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3.75374">
                <text:p>13.753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3.629199">
                <text:p>13.6291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3.629199">
                <text:p>13.6291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3.629199">
                <text:p>13.6291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3.629199">
                <text:p>13.6291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3.535316">
                <text:p>13.5353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3.535316">
                <text:p>13.5353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3.535316">
                <text:p>13.5353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3.508267">
                <text:p>13.5082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3.508267">
                <text:p>13.5082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3.388953">
                <text:p>13.3889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3.388953">
                <text:p>13.3889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3.388953">
                <text:p>13.3889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3.388953">
                <text:p>13.3889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3.388953">
                <text:p>13.3889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3.388953">
                <text:p>13.3889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3.388953">
                <text:p>13.3889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3.388953">
                <text:p>13.3889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3.388953">
                <text:p>13.3889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3.388953">
                <text:p>13.3889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3.388953">
                <text:p>13.3889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3.388953">
                <text:p>13.3889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3.388953">
                <text:p>13.3889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3.388953">
                <text:p>13.3889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3.056015">
                <text:p>13.0560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3.056015">
                <text:p>13.0560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.056015">
                <text:p>13.0560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3.056015">
                <text:p>13.0560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3.056015">
                <text:p>13.0560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3.071916">
                <text:p>13.0719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.071916">
                <text:p>13.0719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.071916">
                <text:p>13.0719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.071916">
                <text:p>13.0719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3.071916">
                <text:p>13.0719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.071916">
                <text:p>13.0719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3.071916">
                <text:p>13.0719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2.692838">
                <text:p>12.6928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2.597381">
                <text:p>12.5973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2.597381">
                <text:p>12.5973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2.597381">
                <text:p>12.5973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2.597381">
                <text:p>12.5973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2.597381">
                <text:p>12.5973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2.597381">
                <text:p>12.5973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2.597381">
                <text:p>12.5973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2.597381">
                <text:p>12.5973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2.597381">
                <text:p>12.5973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2.299436">
                <text:p>12.2994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2.299436">
                <text:p>12.2994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2.299436">
                <text:p>12.2994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2.299436">
                <text:p>12.2994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2.299436">
                <text:p>12.2994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1.839218">
                <text:p>11.839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1.839218">
                <text:p>11.839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1.839218">
                <text:p>11.839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1.839218">
                <text:p>11.839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1.839218">
                <text:p>11.839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1.839218">
                <text:p>11.839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1.839218">
                <text:p>11.839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1.839218">
                <text:p>11.839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1.839218">
                <text:p>11.839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1.839218">
                <text:p>11.839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1.839218">
                <text:p>11.839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1.839218">
                <text:p>11.839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1.839218">
                <text:p>11.839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1.839218">
                <text:p>11.839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1.839218">
                <text:p>11.839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1.839218">
                <text:p>11.839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1.839218">
                <text:p>11.839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1.839218">
                <text:p>11.839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1.839218">
                <text:p>11.839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1.839218">
                <text:p>11.839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1.839218">
                <text:p>11.839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1.839218">
                <text:p>11.839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1.839218">
                <text:p>11.839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1.839218">
                <text:p>11.839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1.839218">
                <text:p>11.839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1.839218">
                <text:p>11.839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1.418757">
                <text:p>11.4187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1.418757">
                <text:p>11.4187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1.418757">
                <text:p>11.4187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1.418757">
                <text:p>11.4187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1.539691">
                <text:p>11.53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1.539691">
                <text:p>11.5396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1.014232">
                <text:p>11.0142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0.854674">
                <text:p>10.8546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0.854674">
                <text:p>10.8546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0.854674">
                <text:p>10.8546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0.854674">
                <text:p>10.8546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0.854674">
                <text:p>10.8546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0.854674">
                <text:p>10.8546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0.854674">
                <text:p>10.8546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0.757637">
                <text:p>10.7576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0.757637">
                <text:p>10.7576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0.757637">
                <text:p>10.7576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0.757637">
                <text:p>10.7576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0.367409">
                <text:p>10.3674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0.149">
                <text:p>10.1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.13271">
                <text:p>10.13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0.13271">
                <text:p>10.13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0.13271">
                <text:p>10.13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0.13271">
                <text:p>10.13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0.13271">
                <text:p>10.13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0.13271">
                <text:p>10.13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0.13271">
                <text:p>10.13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0.13271">
                <text:p>10.13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0.13271">
                <text:p>10.13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0.13271">
                <text:p>10.13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9.97797">
                <text:p>9.977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9.97797">
                <text:p>9.977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9.97797">
                <text:p>9.977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9.97797">
                <text:p>9.977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9.97797">
                <text:p>9.977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9.97797">
                <text:p>9.977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9.97797">
                <text:p>9.977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9.97797">
                <text:p>9.977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9.97797">
                <text:p>9.977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9.97797">
                <text:p>9.977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9.703894">
                <text:p>9.7038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9.652986">
                <text:p>9.6529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9.652986">
                <text:p>9.6529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9.652986">
                <text:p>9.6529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9.652986">
                <text:p>9.6529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9.652986">
                <text:p>9.6529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9.652986">
                <text:p>9.6529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9.652986">
                <text:p>9.6529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9.652986">
                <text:p>9.6529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9.652986">
                <text:p>9.6529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9.652986">
                <text:p>9.6529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9.652986">
                <text:p>9.6529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9.729354">
                <text:p>9.7293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9.729354">
                <text:p>9.7293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9.729354">
                <text:p>9.7293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9.729354">
                <text:p>9.7293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9.729354">
                <text:p>9.7293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9.729354">
                <text:p>9.7293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9.729354">
                <text:p>9.7293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9.729354">
                <text:p>9.7293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9.729354">
                <text:p>9.7293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9.729354">
                <text:p>9.7293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9.729354">
                <text:p>9.7293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9.729354">
                <text:p>9.7293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9.729354">
                <text:p>9.7293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9.729354">
                <text:p>9.7293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9.681623">
                <text:p>9.6816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9.681623">
                <text:p>9.6816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9.681623">
                <text:p>9.6816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9.681623">
                <text:p>9.6816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9.681623">
                <text:p>9.6816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9.681623">
                <text:p>9.6816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9.681623">
                <text:p>9.6816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9.681623">
                <text:p>9.6816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9.681623">
                <text:p>9.6816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9.259573">
                <text:p>9.2595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9.259573">
                <text:p>9.2595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9.259573">
                <text:p>9.2595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9.259573">
                <text:p>9.2595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9.259573">
                <text:p>9.2595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9.259573">
                <text:p>9.2595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9.259573">
                <text:p>9.2595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9.259573">
                <text:p>9.2595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9.259573">
                <text:p>9.2595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9.259573">
                <text:p>9.2595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9.259573">
                <text:p>9.2595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9.259573">
                <text:p>9.2595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9.259573">
                <text:p>9.2595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9.259573">
                <text:p>9.2595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9.259573">
                <text:p>9.2595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9.259573">
                <text:p>9.2595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9.259573">
                <text:p>9.2595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8.896398">
                <text:p>8.8963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8.896398">
                <text:p>8.8963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8.896398">
                <text:p>8.8963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8.896398">
                <text:p>8.8963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8.896398">
                <text:p>8.8963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8.896398">
                <text:p>8.8963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8.896398">
                <text:p>8.8963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8.896398">
                <text:p>8.8963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8.896398">
                <text:p>8.8963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8.657312">
                <text:p>8.6573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8.657312">
                <text:p>8.6573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8.657312">
                <text:p>8.6573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8.584128">
                <text:p>8.5841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8.584128">
                <text:p>8.5841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8.584128">
                <text:p>8.5841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8.494626">
                <text:p>8.4946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8.494626">
                <text:p>8.4946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8.494626">
                <text:p>8.4946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8.494626">
                <text:p>8.4946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8.494626">
                <text:p>8.4946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8.494626">
                <text:p>8.4946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8.494626">
                <text:p>8.4946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8.494626">
                <text:p>8.4946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8.494626">
                <text:p>8.4946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8.494626">
                <text:p>8.4946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8.498229">
                <text:p>8.4982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8.498229">
                <text:p>8.4982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8.498229">
                <text:p>8.4982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8.498229">
                <text:p>8.4982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8.498229">
                <text:p>8.4982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8.498229">
                <text:p>8.4982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8.498229">
                <text:p>8.4982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8.498229">
                <text:p>8.4982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8.498229">
                <text:p>8.4982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8.498229">
                <text:p>8.4982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8.498229">
                <text:p>8.4982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8.498229">
                <text:p>8.4982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8.498229">
                <text:p>8.4982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8.498229">
                <text:p>8.4982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8.498229">
                <text:p>8.4982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8.498229">
                <text:p>8.4982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8.498229">
                <text:p>8.4982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8.498229">
                <text:p>8.4982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8.498229">
                <text:p>8.4982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8.498229">
                <text:p>8.4982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8.498229">
                <text:p>8.4982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8.498229">
                <text:p>8.4982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8.498229">
                <text:p>8.4982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8.498229">
                <text:p>8.4982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8.498229">
                <text:p>8.4982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8.306858">
                <text:p>8.3068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8.306858">
                <text:p>8.3068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8.306858">
                <text:p>8.3068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8.306858">
                <text:p>8.3068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8.306858">
                <text:p>8.3068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8.306858">
                <text:p>8.3068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8.306858">
                <text:p>8.3068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8.306858">
                <text:p>8.3068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8.306858">
                <text:p>8.3068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8.306858">
                <text:p>8.3068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8.332764">
                <text:p>8.3327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8.332764">
                <text:p>8.3327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8.332764">
                <text:p>8.3327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8.332764">
                <text:p>8.3327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8.332764">
                <text:p>8.3327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8.335943">
                <text:p>8.3359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8.335943">
                <text:p>8.3359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8.335943">
                <text:p>8.3359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8.335943">
                <text:p>8.3359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8.146203">
                <text:p>8.146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8.020071">
                <text:p>8.0200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7.921397">
                <text:p>7.9213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7.921397">
                <text:p>7.9213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7.921397">
                <text:p>7.9213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7.921397">
                <text:p>7.9213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7.921397">
                <text:p>7.9213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7.921397">
                <text:p>7.9213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7.921397">
                <text:p>7.9213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7.921397">
                <text:p>7.9213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7.921397">
                <text:p>7.9213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7.921397">
                <text:p>7.9213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7.921397">
                <text:p>7.9213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7.921397">
                <text:p>7.9213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7.831852">
                <text:p>7.8318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7.831852">
                <text:p>7.8318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7.831852">
                <text:p>7.8318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7.831852">
                <text:p>7.8318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7.831852">
                <text:p>7.8318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7.831852">
                <text:p>7.8318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7.826615">
                <text:p>7.826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7.826615">
                <text:p>7.826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7.826615">
                <text:p>7.826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7.826615">
                <text:p>7.826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7.826615">
                <text:p>7.826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7.826615">
                <text:p>7.826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7.826615">
                <text:p>7.826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7.826615">
                <text:p>7.826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7.826615">
                <text:p>7.826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7.826615">
                <text:p>7.826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7.826615">
                <text:p>7.826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7.826615">
                <text:p>7.826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7.826615">
                <text:p>7.826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7.826615">
                <text:p>7.826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7.826615">
                <text:p>7.826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7.826615">
                <text:p>7.826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7.826615">
                <text:p>7.826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7.826615">
                <text:p>7.826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7.826615">
                <text:p>7.826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7.826615">
                <text:p>7.826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7.826615">
                <text:p>7.826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7.826615">
                <text:p>7.826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7.77533">
                <text:p>7.775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7.77533">
                <text:p>7.775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7.77533">
                <text:p>7.775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7.727967">
                <text:p>7.7279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7.727967">
                <text:p>7.7279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7.727967">
                <text:p>7.7279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7.727967">
                <text:p>7.7279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7.727967">
                <text:p>7.7279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7.727967">
                <text:p>7.7279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7.727967">
                <text:p>7.7279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7.724783">
                <text:p>7.7247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7.724783">
                <text:p>7.7247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7.724783">
                <text:p>7.7247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7.724783">
                <text:p>7.7247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7.724783">
                <text:p>7.7247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7.724783">
                <text:p>7.7247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7.724783">
                <text:p>7.7247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7.724783">
                <text:p>7.7247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7.724783">
                <text:p>7.7247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7.724783">
                <text:p>7.7247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7.724783">
                <text:p>7.7247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7.724783">
                <text:p>7.7247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7.724783">
                <text:p>7.7247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7.724783">
                <text:p>7.7247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7.724783">
                <text:p>7.7247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7.729146">
                <text:p>7.729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7.729146">
                <text:p>7.729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7.729146">
                <text:p>7.729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7.729146">
                <text:p>7.729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7.728009">
                <text:p>7.72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7.723252">
                <text:p>7.723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7.723252">
                <text:p>7.723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7.723252">
                <text:p>7.723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7.723252">
                <text:p>7.723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7.723252">
                <text:p>7.723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7.723252">
                <text:p>7.723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7.723252">
                <text:p>7.723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7.723252">
                <text:p>7.723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7.723252">
                <text:p>7.723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7.723252">
                <text:p>7.723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7.723252">
                <text:p>7.723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7.723252">
                <text:p>7.723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7.723252">
                <text:p>7.723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7.723252">
                <text:p>7.723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7.723252">
                <text:p>7.723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7.723252">
                <text:p>7.723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7.723252">
                <text:p>7.723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7.723252">
                <text:p>7.723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7.723252">
                <text:p>7.723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7.723252">
                <text:p>7.723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7.723252">
                <text:p>7.723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7.723252">
                <text:p>7.723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7.723252">
                <text:p>7.723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7.723252">
                <text:p>7.723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7.723252">
                <text:p>7.723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7.723252">
                <text:p>7.723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7.723252">
                <text:p>7.723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7.654836">
                <text:p>7.654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7.642114">
                <text:p>7.642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7.63537">
                <text:p>7.635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7.63537">
                <text:p>7.635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7.63537">
                <text:p>7.635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7.63537">
                <text:p>7.635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7.63537">
                <text:p>7.635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7.63537">
                <text:p>7.635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7.63537">
                <text:p>7.635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7.63537">
                <text:p>7.635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7.63537">
                <text:p>7.635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7.63537">
                <text:p>7.635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7.63537">
                <text:p>7.635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7.63537">
                <text:p>7.635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7.63537">
                <text:p>7.635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7.63537">
                <text:p>7.635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7.63537">
                <text:p>7.635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7.63537">
                <text:p>7.635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7.63537">
                <text:p>7.635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7.63537">
                <text:p>7.635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7.63537">
                <text:p>7.635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7.63537">
                <text:p>7.635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7.63537">
                <text:p>7.635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7.63537">
                <text:p>7.635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7.63537">
                <text:p>7.635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7.669207">
                <text:p>7.669207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